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rage" svg:font-family="Mirage" style:font-pitch="variable"/>
    <style:font-face style:name="Retro Gaming" svg:font-family="'Retro Gaming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127622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12.33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2a6099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rage"/>
    </style:style>
    <style:style style:name="P2" style:family="paragraph">
      <loext:graphic-properties draw:fill="solid" draw:fill-color="#12762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953cm" svg:height="2.527cm" svg:x="10.3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12.832cm" svg:height="5cm" svg:x="7.1cm" svg:y="7.2cm">
          <text:p text:style-name="P3"><text:span text:style-name="T2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5" draw:layer="layout" svg:width="6.953cm" svg:height="2.527cm" svg:x="10.1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6" draw:layer="layout" svg:width="6.953cm" svg:height="2.527cm" svg:x="10.3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6.953cm" svg:height="2.527cm" svg:x="10.447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rage" svg:font-family="Mirage" style:font-pitch="variable"/>
    <style:font-face style:name="Retro Gaming" svg:font-family="'Retro Gaming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20:42:24.791000000</meta:creation-date>
    <dc:date>2021-12-08T11:41:38.146808712</dc:date>
    <meta:editing-duration>PT16M7S</meta:editing-duration>
    <meta:editing-cycles>4</meta:editing-cycles>
    <meta:generator>LibreOffice/6.4.7.2$Linux_X86_64 LibreOffice_project/40$Build-2</meta:generator>
    <dc:creator>Juan Manuel Cardeso García</dc:creator>
    <meta:document-statistic meta:object-count="5"/>
  </office:meta>
</office:document-meta>
</file>